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05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pt" fo:break-before="auto" style:use-optimal-row-height="true"/>
    </style:style>
    <style:style style:name="ro3" style:family="table-row">
      <style:table-row-properties style:row-height="30.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"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020" table:default-cell-style-name="ce1"/>
        <table:table-row table:style-name="ro1">
          <table:table-cell office:value-type="string" calcext:value-type="string">
            <text:p>Author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Vizi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sser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Alpha Persei</text:p>
          </table:table-cell>
          <table:table-cell table:style-name="ce3" office:value-type="string" calcext:value-type="string">
            <text:p><text:span text:style-name="T1"><text:a xlink:href="http://vizier.u-strasbg.fr/viz-bin/VizieR?-source=V/140" xlink:type="simple">http://vizier.u-strasbg.fr/viz-bin/VizieR?-source=V/140</text:a>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orm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yades</text:p>
          </table:table-cell>
          <table:table-cell office:value-type="string" calcext:value-type="string">
            <text:p><text:a xlink:href="http://vizier.u-strasbg.fr/viz-bin/VizieR-3?-source=J/MNRAS/413/2218/hyades" xlink:type="simple">http://vizier.u-strasbg.fr/viz-bin/VizieR-3?-source=J/MNRAS/413/2218/hyades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ugla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yades</text:p>
          </table:table-cell>
          <table:table-cell table:style-name="ce3" office:value-type="string" calcext:value-type="string">
            <text:p><text:span text:style-name="T1"><text:a xlink:href="http://vizier.u-strasbg.fr/viz-bin/VizieR-3?-source=J/ApJ/822/47/table4" xlink:type="simple">http://vizier.u-strasbg.fr/viz-bin/VizieR-3?-source=J/ApJ/822/47/table4</text:a></text:span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dick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Hyades</text:p>
          </table:table-cell>
          <table:table-cell table:style-name="ce3" office:value-type="string" calcext:value-type="string">
            <text:p><text:span text:style-name="T1"><text:a xlink:href="http://simbad.u-strasbg.fr/simbad/sim-ref?querymethod=bib&amp;simbo=on&amp;submit=submit+bibcode&amp;bibcode=1987ApJ...321..459R" xlink:type="simple">http://simbad.u-strasbg.fr/simbad/sim-ref?querymethod=bib&amp;simbo=on&amp;submit=submit+bibcode&amp;bibcode=1987ApJ...321..459R</text:a></text:span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dick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Hyades</text:p>
          </table:table-cell>
          <table:table-cell table:style-name="ce3" office:value-type="string" calcext:value-type="string">
            <text:p><text:span text:style-name="T1"><text:a xlink:href="http://simbad.u-strasbg.fr/simbad/sim-ref?querymethod=bib&amp;simbo=on&amp;submit=submit+bibcode&amp;bibcode=1995ApJ...452..332R" xlink:type="simple">http://simbad.u-strasbg.fr/simbad/sim-ref?querymethod=bib&amp;simbo=on&amp;submit=submit+bibcode&amp;bibcode=1995ApJ...452..332R</text:a></text:span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ibo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GC 6811</text:p>
          </table:table-cell>
          <table:table-cell table:style-name="ce3" office:value-type="string" calcext:value-type="string">
            <text:p><text:span text:style-name="T1"><text:a xlink:href="http://vizier.u-strasbg.fr/viz-bin/VizieR?-source=J/ApJ/733/L9" xlink:type="simple">http://vizier.u-strasbg.fr/viz-bin/VizieR?-source=J/ApJ/733/L9</text:a></text:span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rtma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leaides</text:p>
          </table:table-cell>
          <table:table-cell table:style-name="ce3" office:value-type="string" calcext:value-type="string">
            <text:p><text:span text:style-name="T1"><text:a xlink:href="http://vizier.u-strasbg.fr/viz-bin/VizieR?-source=J/MNRAS/408/475" xlink:type="simple">http://vizier.u-strasbg.fr/viz-bin/VizieR?-source=J/MNRAS/408/475</text:a>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bul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leaides</text:p>
          </table:table-cell>
          <table:table-cell table:style-name="ce3" office:value-type="string" calcext:value-type="string">
            <text:p><text:a xlink:href="http://vizier.u-strasbg.fr/viz-bin/VizieR?-source=J/AJ/152/114" xlink:type="simple">http://vizier.u-strasbg.fr/viz-bin/VizieR?-source=J/AJ/152/114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orm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raesepe</text:p>
          </table:table-cell>
          <table:table-cell office:value-type="string" calcext:value-type="string">
            <text:p><text:a xlink:href="http://vizier.u-strasbg.fr/viz-bin/VizieR-3?-source=J/MNRAS/413/2218/praesepe" xlink:type="simple">http://vizier.u-strasbg.fr/viz-bin/VizieR-3?-source=J/MNRAS/413/2218/praesepe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ugla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raesepe</text:p>
          </table:table-cell>
          <table:table-cell table:style-name="ce3" office:value-type="string" calcext:value-type="string">
            <text:p><text:span text:style-name="T1"><text:a xlink:href="http://vizier.u-strasbg.fr/viz-bin/VizieR?-source=J/ApJ/842/83" xlink:type="simple">http://vizier.u-strasbg.fr/viz-bin/VizieR?-source=J/ApJ/842/83</text:a>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bul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raesepe</text:p>
          </table:table-cell>
          <table:table-cell table:style-name="ce3" office:value-type="string" calcext:value-type="string">
            <text:p><text:a xlink:href="http://vizier.u-strasbg.fr/viz-bin/VizieR?-source=J/ApJ/839/92" xlink:type="simple">http://vizier.u-strasbg.fr/viz-bin/VizieR?-source=J/ApJ/839/92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ibo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34</text:p>
          </table:table-cell>
          <table:table-cell table:style-name="ce2" office:value-type="string" calcext:value-type="string">
            <text:p><text:a xlink:href="http://vizier.u-strasbg.fr/viz-bin/VizieR?-source=J/ApJ/733/115" xlink:type="simple">http://vizier.u-strasbg.fr/viz-bin/VizieR?-source=J/ApJ/733/115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ibom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M35</text:p>
          </table:table-cell>
          <table:table-cell table:style-name="ce2" office:value-type="string" calcext:value-type="string">
            <text:p><text:a xlink:href="http://vizier.u-strasbg.fr/viz-bin/VizieR?-source=J/ApJ/695/679" xlink:type="simple">http://vizier.u-strasbg.fr/viz-bin/VizieR?-source=J/ApJ/695/679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tma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M37</text:p>
          </table:table-cell>
          <table:table-cell table:style-name="ce2" office:value-type="string" calcext:value-type="string">
            <text:p><text:a xlink:href="http://vizier.u-strasbg.fr/viz-bin/VizieR?-source=J/ApJ/691/342" xlink:type="simple">http://vizier.u-strasbg.fr/viz-bin/VizieR?-source=J/ApJ/691/342</text:a>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ebull</text:p>
          </table:table-cell>
          <table:table-cell office:value-type="float" office:value="2018" calcext:value-type="float">
            <text:p>2018</text:p>
          </table:table-cell>
          <table:table-cell table:style-name="ce2" office:value-type="string" calcext:value-type="string">
            <text:p>Upper Scorpius and ρ Ophiuchus</text:p>
          </table:table-cell>
          <table:table-cell table:style-name="ce2" office:value-type="string" calcext:value-type="string">
            <text:p><text:a xlink:href="http://vizier.u-strasbg.fr/viz-bin/VizieR?-source=J/AJ/155/196" xlink:type="simple">http://vizier.u-strasbg.fr/viz-bin/VizieR?-source=J/AJ/155/196</text:a></text:p>
          </table:table-cell>
          <table:table-cell table:number-columns-repeated="1020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D12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6:34:35.413154560</meta:creation-date>
    <dc:date>2019-09-30T17:36:57.965424515</dc:date>
    <meta:editing-duration>PT13M28S</meta:editing-duration>
    <meta:editing-cycles>3</meta:editing-cycles>
    <meta:generator>LibreOffice/5.3.6.1$Linux_X86_64 LibreOffice_project/30$Build-1</meta:generator>
    <meta:document-statistic meta:table-count="1" meta:cell-count="64" meta:object-count="0"/>
  </office:meta>
</office:document-meta>
</file>